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c82"/>
    </style:style>
    <style:style style:name="P2" style:family="paragraph" style:parent-style-name="Standard">
      <style:text-properties officeooo:paragraph-rsid="00225e04"/>
    </style:style>
    <style:style style:name="P3" style:family="paragraph" style:parent-style-name="Standard">
      <style:text-properties officeooo:paragraph-rsid="0029c816"/>
    </style:style>
    <style:style style:name="P4" style:family="paragraph" style:parent-style-name="Standard">
      <style:text-properties officeooo:paragraph-rsid="002bc730"/>
    </style:style>
    <style:style style:name="P5" style:family="paragraph" style:parent-style-name="Standard">
      <style:text-properties officeooo:paragraph-rsid="002d57ac"/>
    </style:style>
    <style:style style:name="P6" style:family="paragraph" style:parent-style-name="Standard">
      <style:text-properties officeooo:rsid="00202026" officeooo:paragraph-rsid="002bc730"/>
    </style:style>
    <style:style style:name="P7" style:family="paragraph" style:parent-style-name="Standard">
      <style:text-properties officeooo:paragraph-rsid="0032158f"/>
    </style:style>
    <style:style style:name="P8" style:family="paragraph" style:parent-style-name="Standard">
      <style:text-properties officeooo:paragraph-rsid="0055786b"/>
    </style:style>
    <style:style style:name="T1" style:family="text">
      <style:text-properties officeooo:rsid="001c7f54"/>
    </style:style>
    <style:style style:name="T2" style:family="text">
      <style:text-properties officeooo:rsid="001d9520"/>
    </style:style>
    <style:style style:name="T3" style:family="text">
      <style:text-properties officeooo:rsid="001e5c82"/>
    </style:style>
    <style:style style:name="T4" style:family="text">
      <style:text-properties officeooo:rsid="001fb191"/>
    </style:style>
    <style:style style:name="T5" style:family="text">
      <style:text-properties officeooo:rsid="00202026"/>
    </style:style>
    <style:style style:name="T6" style:family="text">
      <style:text-properties officeooo:rsid="00225e04"/>
    </style:style>
    <style:style style:name="T7" style:family="text">
      <style:text-properties officeooo:rsid="00244648"/>
    </style:style>
    <style:style style:name="T8" style:family="text">
      <style:text-properties officeooo:rsid="0025dc40"/>
    </style:style>
    <style:style style:name="T9" style:family="text">
      <style:text-properties officeooo:rsid="00262c40"/>
    </style:style>
    <style:style style:name="T10" style:family="text">
      <style:text-properties officeooo:rsid="00279cdc"/>
    </style:style>
    <style:style style:name="T11" style:family="text">
      <style:text-properties officeooo:rsid="00287999"/>
    </style:style>
    <style:style style:name="T12" style:family="text">
      <style:text-properties officeooo:rsid="0029c816"/>
    </style:style>
    <style:style style:name="T13" style:family="text">
      <style:text-properties officeooo:rsid="0029cb10"/>
    </style:style>
    <style:style style:name="T14" style:family="text">
      <style:text-properties officeooo:rsid="002d57ac"/>
    </style:style>
    <style:style style:name="T15" style:family="text">
      <style:text-properties officeooo:rsid="002f003d"/>
    </style:style>
    <style:style style:name="T16" style:family="text">
      <style:text-properties officeooo:rsid="002fa725"/>
    </style:style>
    <style:style style:name="T17" style:family="text">
      <style:text-properties officeooo:rsid="0032158f"/>
    </style:style>
    <style:style style:name="T18" style:family="text">
      <style:text-properties officeooo:rsid="0033ffa8"/>
    </style:style>
    <style:style style:name="T19" style:family="text">
      <style:text-properties officeooo:rsid="00360316"/>
    </style:style>
    <style:style style:name="T20" style:family="text">
      <style:text-properties officeooo:rsid="0037733a"/>
    </style:style>
    <style:style style:name="T21" style:family="text">
      <style:text-properties officeooo:rsid="00388600"/>
    </style:style>
    <style:style style:name="T22" style:family="text">
      <style:text-properties officeooo:rsid="0038883f"/>
    </style:style>
    <style:style style:name="T23" style:family="text">
      <style:text-properties officeooo:rsid="003939a3"/>
    </style:style>
    <style:style style:name="T24" style:family="text">
      <style:text-properties officeooo:rsid="0053e5bc"/>
    </style:style>
    <style:style style:name="T25" style:family="text">
      <style:text-properties officeooo:rsid="0055786b"/>
    </style:style>
    <style:style style:name="T26" style:family="text">
      <style:text-properties officeooo:rsid="005b56c9"/>
    </style:style>
    <style:style style:name="T27" style:family="text">
      <style:text-properties officeooo:rsid="005b7a45"/>
    </style:style>
    <style:style style:name="T28" style:family="text">
      <style:text-properties officeooo:rsid="005c5b92"/>
    </style:style>
    <style:style style:name="T29" style:family="text">
      <style:text-properties officeooo:rsid="005c9743"/>
    </style:style>
    <style:style style:name="T30" style:family="text">
      <style:text-properties officeooo:rsid="005d2cf5"/>
    </style:style>
    <style:style style:name="T31" style:family="text">
      <style:text-properties officeooo:rsid="005e2ca4"/>
    </style:style>
    <style:style style:name="T32" style:family="text">
      <style:text-properties officeooo:rsid="005fa2f4"/>
    </style:style>
    <style:style style:name="T33" style:family="text">
      <style:text-properties officeooo:rsid="00611e3d"/>
    </style:style>
    <style:style style:name="T34" style:family="text">
      <style:text-properties officeooo:rsid="0061565f"/>
    </style:style>
    <style:style style:name="T35" style:family="text">
      <style:text-properties officeooo:rsid="00633044"/>
    </style:style>
    <style:style style:name="T36" style:family="text">
      <style:text-properties officeooo:rsid="00640963"/>
    </style:style>
    <style:style style:name="T37" style:family="text">
      <style:text-properties officeooo:rsid="00667a6f"/>
    </style:style>
    <style:style style:name="T38" style:family="text">
      <style:text-properties officeooo:rsid="0067e6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→<text:span text:style-name="T6"> Prozessparadigma</text:span></text:p>
      <text:p text:style-name="Standard"><text:tab/>→<text:span text:style-name="T25"> geben grobe Struktur von Softwareprozessen vor.</text:span></text:p>
      <text:p text:style-name="Standard"><text:tab/>→<text:span text:style-name="T25"> geht nicht auf konkrete Rollen, Zuständigkeiten oder detailierte Abläufe ein.</text:span></text:p>
      <text:p text:style-name="Standard"><text:tab/>→<text:span text:style-name="T6"> Kernaktivitäten der SE können unterschiedlich ablaufen, daher gibt es </text:span></text:p>
      <text:p text:style-name="Standard"><text:tab/><text:tab/><text:span text:style-name="T6">unterschiedliche Vorgehensmodelle.</text:span></text:p>
      <text:p text:style-name="Standard"><text:tab/>→<text:span text:style-name="T6"> Welche Phasen sind Vertreten, wie kommt man von Phase A nach B… .</text:span></text:p>
      <text:p text:style-name="Standard"><text:tab/>→<text:span text:style-name="T7"> Paradigmen: Wasserfall-Modell, V-Modell, Evolutionäre Entwicklung.</text:span></text:p>
      <text:p text:style-name="Standard"/>
      <text:p text:style-name="Standard">→<text:span text:style-name="T8"> Softwareprozessmodell-Rahmenwerk</text:span></text:p>
      <text:p text:style-name="Standard"><text:tab/>→<text:span text:style-name="T24"> Softwareprozessmodell-Rahmenwerk folgt der im Prozessparadigma vorgestellten </text:span></text:p>
      <text:p text:style-name="Standard"><text:tab/><text:tab/><text:span text:style-name="T24">Struktur, z.B.: Wasserfall-Modell, V-Modell oder Evolutionäre Entwicklung.</text:span></text:p>
      <text:p text:style-name="Standard"><text:tab/>→<text:span text:style-name="T8"> Aufbauend auf Prozessparadigma werden Rahmenwerke erstellt: <text:tab/><text:tab/><text:tab/><text:tab/><text:tab/>Rational Unifie Process (RUP), V-Modell XT, Scrum</text:span></text:p>
      <text:p text:style-name="P8"><text:tab/>→<text:span text:style-name="T10"> Rollen, Zuständigkeit, Aktivitäten und deren Abläufe.</text:span></text:p>
      <text:p text:style-name="Standard"><text:tab/>→<text:span text:style-name="T8"> Blaupause für Softwareprozessmodell, das an Unternehmen angepasst werden muss.</text:span></text:p>
      <text:p text:style-name="Standard"/>
      <text:p text:style-name="Standard">→<text:span text:style-name="T8"> <text:s/>Softwareprozessmodell</text:span></text:p>
      <text:p text:style-name="Standard"><text:tab/>→<text:span text:style-name="T8"> Rollen festlegen, durchzuführende Aktivitäten festlegen, Reihenfolge der</text:span></text:p>
      <text:p text:style-name="Standard"><text:tab/><text:tab/><text:span text:style-name="T8">Aktivitäten festlegen, Werkzeuge festlegen… .</text:span></text:p>
      <text:p text:style-name="Standard"/>
      <text:p text:style-name="Standard">→<text:span text:style-name="T9"> Notwendigkeit für Prozessparadigma, Prozessmodell-Rahmenwerk u. SW-Prozessmodell</text:span></text:p>
      <text:p text:style-name="Standard"><text:tab/>→<text:span text:style-name="T9"> Organisatorische Komplexität.</text:span></text:p>
      <text:p text:style-name="Standard"><text:tab/><text:tab/>→<text:span text:style-name="T9"> Bedingt durch Beteiligung verschiedener Rollen.</text:span></text:p>
      <text:p text:style-name="Standard"><text:tab/><text:tab/>→<text:span text:style-name="T9"> Vielfältige Aktivitäten.</text:span></text:p>
      <text:p text:style-name="Standard"/>
      <text:p text:style-name="Standard">→<text:span text:style-name="T10"> Unterschied zwischen SPM-Rahmenwerk und individuellen SPM</text:span></text:p>
      <text:p text:style-name="Standard"><text:tab/>→<text:span text:style-name="T10"> SPM-Rahmenwerk: Vorlage für Erstellung eigenes individuelles SPM.</text:span></text:p>
      <text:p text:style-name="Standard"><text:tab/>→<text:span text:style-name="T10"> Eigenschaften SPM-Rahmenwerk: </text:span></text:p>
      <text:p text:style-name="Standard"><text:tab/><text:tab/>→<text:span text:style-name="T10"> Folge vorgegebener Strukturen des Prozessparadigmas.</text:span></text:p>
      <text:p text:style-name="Standard"><text:tab/><text:tab/>→<text:span text:style-name="T10"> Erweiterte Struktur des Prozessparadigmas um detaillierte Beschreibung </text:span></text:p>
      <text:p text:style-name="Standard"><text:tab/><text:tab/><text:tab/><text:span text:style-name="T10">zu: Rollen, Zuständigkeit, Aktivitäten und deren Abläufe.</text:span></text:p>
      <text:p text:style-name="Standard"><text:tab/>→<text:span text:style-name="T11"> Eigenschaften Softwareprozessmodell:</text:span></text:p>
      <text:p text:style-name="Standard"><text:tab/><text:tab/>→<text:span text:style-name="T11"> Berücksichtigt organisationsbedingte Besonderheiten.</text:span></text:p>
      <text:p text:style-name="Standard"><text:tab/><text:tab/>→<text:span text:style-name="T11"> </text:span></text:p>
      <text:p text:style-name="Standard"/>
      <text:p text:style-name="Standard">→<text:span text:style-name="T11"> Wasserfallmodell</text:span></text:p>
      <text:p text:style-name="Standard"><text:tab/>→<text:span text:style-name="T11"> Phasen vollständig abschließen, erst dann Übergang zur nächsten Phase.</text:span></text:p>
      <text:p text:style-name="Standard"><text:tab/>→<text:span text:style-name="T11"> Immer ein Ergebnis-Artefakt wird an nächste Phase gereicht.</text:span></text:p>
      <text:p text:style-name="Standard"><text:tab/>→<text:span text:style-name="T13"> Durch sequenziellen Ablauf gut Planbar (Management).</text:span></text:p>
      <text:p text:style-name="Standard"/>
      <text:p text:style-name="P3">→<text:span text:style-name="T12"> V-Modell</text:span></text:p>
      <text:p text:style-name="P3"><text:tab/>→<text:span text:style-name="T13"> Wie Wasserfall nur um Quallitätssichernde Phasen erweitert.</text:span></text:p>
      <text:p text:style-name="P3"/>
      <text:p text:style-name="P3">→<text:span text:style-name="T14"> Vor- und Nachteile Wasserfallmodell</text:span></text:p>
      <text:p text:style-name="P3"><text:tab/>→<text:span text:style-name="T14"> Vorteil aus Managementsicht:</text:span></text:p>
      <text:p text:style-name="P3"><text:tab/><text:tab/>→<text:span text:style-name="T14"> Gliederung des SW-Prozesses in Phasen samt definierten Ergebnissen.</text:span></text:p>
      <text:p text:style-name="P5"><text:tab/><text:tab/><text:tab/>→<text:span text:style-name="T14"> Aktuellen Zustand und Projektfortschritt überwachen.</text:span><text:tab/></text:p>
      <text:p text:style-name="P5"><text:tab/><text:tab/><text:tab/>→<text:span text:style-name="T14"> Organisatorische Zuständigkeiten festlegen.</text:span></text:p>
      <text:p text:style-name="P3"><text:tab/>→<text:span text:style-name="T14"> Nachteil aus Managementsicht:</text:span></text:p>
      <text:p text:style-name="P3"><text:tab/><text:tab/>→<text:span text:style-name="T14"> Starre Reihenfolge (Widerspruch der Erkenntnisgetriebenheit).</text:span></text:p>
      <text:p text:style-name="P3"><text:tab/><text:tab/>→<text:span text:style-name="T15"> Start nachfolgender Phasen erst bei vollständigen Abschluss der aktuellen Phase.</text:span></text:p>
      <text:p text:style-name="P3"><text:tab/><text:tab/>→<text:span text:style-name="T15"> Maßnahmen zur QS bremsen Projektfortschritt.</text:span></text:p>
      <text:p text:style-name="P3"><text:soft-page-break/></text:p>
      <text:p text:style-name="P3"/>
      <text:p text:style-name="P3">→<text:span text:style-name="T16"> Evolutionäre Entwicklung </text:span></text:p>
      <text:p text:style-name="P3"><text:tab/>→<text:span text:style-name="T16"> Grundidee (Aufbau)</text:span></text:p>
      <text:p text:style-name="P3"><text:tab/><text:tab/>→<text:span text:style-name="T16"> Erstellung des Softwaresystems in mehreren sich wiederholenden Zyklen.</text:span></text:p>
      <text:p text:style-name="P3"><text:tab/>→<text:span text:style-name="T16"> Ablauf eines Zyklus</text:span></text:p>
      <text:p text:style-name="P3"><text:tab/><text:tab/>→<text:span text:style-name="T16"> Festlegen welche Funktionen in diesem Zyklus umgesetzt werden sollen.</text:span></text:p>
      <text:p text:style-name="P3"><text:tab/><text:tab/>→<text:span text:style-name="T16"> Umsetzen der Funktionen.</text:span></text:p>
      <text:p text:style-name="P3"><text:tab/><text:tab/>→<text:span text:style-name="T16"> Integration der neuen Funktionen in das bestehende System.</text:span></text:p>
      <text:p text:style-name="P3"><text:tab/><text:tab/>→<text:span text:style-name="T16"> Testen und Bewerten der aktuellen Softwareversion.</text:span></text:p>
      <text:p text:style-name="P3"/>
      <text:p text:style-name="P3">-------------<text:span text:style-name="T5">Evolutionäre Entwicklung----------------</text:span></text:p>
      <text:p text:style-name="P3">→<text:span text:style-name="T5"> Iterativ (Software wird durch Durchlauf mehrere Sprints erstellt).</text:span></text:p>
      <text:p text:style-name="P4">→<text:span text:style-name="T5"> Inkrementell (Software gewinnt immer mehr an Funktionalität, durch Integration der</text:span></text:p>
      <text:p text:style-name="P6"><text:tab/>neuen Funktionalität (nach Durchlauf der Phasen), in die Software).</text:p>
      <text:p text:style-name="Standard"/>
      <text:p text:style-name="Standard">---------------<text:span text:style-name="T3">V-Modell XT----------------------------</text:span></text:p>
      <text:p text:style-name="P2">→<text:span text:style-name="T1"> Projekttypen.</text:span></text:p>
      <text:p text:style-name="Standard"><text:tab/>→<text:span text:style-name="T1"> das eigene Softwareprojekt in Projekttyp einordnen.</text:span></text:p>
      <text:p text:style-name="Standard"><text:tab/>→<text:span text:style-name="T17"> Projekttypen: </text:span></text:p>
      <text:p text:style-name="Standard"><text:tab/><text:tab/>→<text:span text:style-name="T17"> Für Auftraggeber, Auftragnehmer?</text:span></text:p>
      <text:p text:style-name="P7"><text:tab/><text:tab/><text:tab/>→<text:span text:style-name="T17"> für jeden Projekttypen wird beschrieben, welche Vorgehensbausteine </text:span></text:p>
      <text:p text:style-name="P7"><text:tab/><text:tab/><text:tab/><text:tab/><text:span text:style-name="T17">eingesetzt werden müssen und welche optional sind.</text:span><text:tab/></text:p>
      <text:p text:style-name="Standard"/>
      <text:p text:style-name="Standard">→<text:span text:style-name="T2"> Projektdurchführungsstrategien und entscheidungspunkte.</text:span></text:p>
      <text:p text:style-name="Standard"><text:tab/>→<text:span text:style-name="T18"> In Entscheidungspunkten wird entschieden ob eine Projektfortschrittsstufe (Phase) <text:tab/><text:tab/><text:tab/>erreicht wird.</text:span></text:p>
      <text:p text:style-name="Standard"><text:tab/>→<text:span text:style-name="T19"> In Entscheidungspunkten ist definiert, welche Produkte, Ergebnisse fertiggestellt werden.</text:span></text:p>
      <text:p text:style-name="Standard"><text:tab/>→<text:span text:style-name="T20"> Reihenfolge der Entscheidungspunkte wird in der Projektdurchführungsstrategie <text:tab/><text:tab/><text:tab/>festgelegt.</text:span></text:p>
      <text:p text:style-name="Standard"><text:tab/>→<text:span text:style-name="T2"> Projektdurchführungsstrategie abhängig vom Projekttyp.</text:span></text:p>
      <text:p text:style-name="Standard"/>
      <text:p text:style-name="Standard">→<text:span text:style-name="T3"> Vorgehensbausteine.</text:span></text:p>
      <text:p text:style-name="Standard"><text:tab/>→<text:span text:style-name="T22"> WAS von WEM in einem Projekt zu tun ist.</text:span></text:p>
      <text:p text:style-name="Standard"><text:tab/>→<text:span text:style-name="T3"> Beschreiben: Aktivitäten, Rollen, Ergebnisse die in den Aktivitäten produziert werden.</text:span></text:p>
      <text:p text:style-name="Standard"><text:tab/>→<text:span text:style-name="T21"> Projekttyp entscheidet, ob sie zur Anwendung kommen müssen oder nicht.</text:span></text:p>
      <text:p text:style-name="Standard"/>
      <text:p text:style-name="Standard">→<text:span text:style-name="T3"> Referenzen.</text:span></text:p>
      <text:p text:style-name="Standard"><text:tab/>→<text:span text:style-name="T3"> Definieren: Rollen, Aktivitäten, Artefakte.</text:span></text:p>
      <text:p text:style-name="Standard"/>
      <text:p text:style-name="Standard"/>
      <text:p text:style-name="P1">------------- Rational Unified Prozess (RUP) -------------</text:p>
      <text:p text:style-name="Standard">→<text:span text:style-name="T4"> Einteilung des Softwareprojekts in 4 Phasen.</text:span></text:p>
      <text:p text:style-name="Standard"><text:tab/>→<text:span text:style-name="T4"> Inception: RE, Spezifikation, Architektur.</text:span></text:p>
      <text:p text:style-name="Standard"><text:tab/>→<text:span text:style-name="T4"> Elaboration: Anforderungen verfeinern,</text:span></text:p>
      <text:p text:style-name="Standard"><text:tab/><text:tab/><text:span text:style-name="T4">Architektur beschreiben.</text:span></text:p>
      <text:p text:style-name="Standard"><text:tab/>→<text:span text:style-name="T4"> Construktion: Programmcode erzeugen.</text:span></text:p>
      <text:p text:style-name="Standard"><text:tab/>→<text:span text:style-name="T4"> Transition: Überführung in Betriebsumgebung.</text:span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-----------<text:span text:style-name="T23">Scrum-------------</text:span></text:p>
      <text:p text:style-name="Standard">- <text:span text:style-name="T26">Sprint</text:span></text:p>
      <text:p text:style-name="Standard">→<text:span text:style-name="T26"> Herzschlag von Scrum.</text:span></text:p>
      <text:p text:style-name="Standard">→<text:span text:style-name="T26"> Länge:</text:span></text:p>
      <text:p text:style-name="Standard"><text:tab/>→<text:span text:style-name="T26"> zwischen einer und vier Wochen.</text:span></text:p>
      <text:p text:style-name="Standard">→<text:span text:style-name="T26"> Im Sprint laufen alle Aktivitäten zur Produktentwicklung ab.</text:span></text:p>
      <text:p text:style-name="Standard">→<text:span text:style-name="T26"> Ablauf:</text:span></text:p>
      <text:p text:style-name="Standard"><text:tab/>→<text:span text:style-name="T26"> 1. Sprint Planung:</text:span></text:p>
      <text:p text:style-name="Standard"><text:tab/><text:tab/>→<text:span text:style-name="T27"> </text:span><text:span text:style-name="T28">Festlegen der Menge an </text:span><text:span text:style-name="T29">Anforderungen</text:span><text:span text:style-name="T28"> die </text:span><text:span text:style-name="T29">umgesetzt werden sollen</text:span><text:span text:style-name="T28">.</text:span></text:p>
      <text:p text:style-name="Standard"><text:tab/><text:tab/>→ <text:span text:style-name="T28">Festlegen wie die </text:span><text:span text:style-name="T29">Anforderungen</text:span><text:span text:style-name="T28"> </text:span><text:span text:style-name="T29">umgesetzt </text:span><text:span text:style-name="T28">werden sollen.</text:span></text:p>
      <text:p text:style-name="Standard"><text:tab/><text:tab/>→<text:span text:style-name="T28"> Produkt Owner:</text:span></text:p>
      <text:p text:style-name="Standard"><text:tab/><text:tab/><text:tab/><text:span text:style-name="T28">Sortiert alle Anforderungen in einem Product </text:span><text:span text:style-name="T38">B</text:span><text:span text:style-name="T28">acklog.</text:span></text:p>
      <text:p text:style-name="Standard"><text:tab/><text:tab/><text:tab/>→<text:span text:style-name="T28"> Product </text:span><text:span text:style-name="T31">B</text:span><text:span text:style-name="T28">acklog:</text:span></text:p>
      <text:p text:style-name="Standard"><text:tab/><text:tab/><text:tab/><text:tab/>→<text:span text:style-name="T28"> Liste mit allen bekannten Anforderungen.</text:span></text:p>
      <text:p text:style-name="Standard"><text:tab/><text:tab/><text:tab/><text:tab/>→<text:span text:style-name="T28"> Anforderungen wie Stapel aufgelistet und zwar von</text:span></text:p>
      <text:p text:style-name="Standard"><text:tab/><text:tab/><text:tab/><text:tab/><text:tab/><text:span text:style-name="T28">klar definierten Anforderungen bis zu sehr wage </text:span></text:p>
      <text:p text:style-name="Standard"><text:tab/><text:tab/><text:tab/><text:tab/><text:tab/><text:span text:style-name="T28">ermittelten Anforderungen.</text:span></text:p>
      <text:p text:style-name="Standard"><text:tab/><text:tab/><text:tab/><text:tab/><text:tab/>→<text:span text:style-name="T28"> Obersten klar definierten Anforderungen werden</text:span></text:p>
      <text:p text:style-name="Standard"><text:tab/><text:tab/><text:tab/><text:tab/><text:tab/><text:tab/><text:span text:style-name="T28">zu erst im Sprint umgesetzt.</text:span></text:p>
      <text:p text:style-name="Standard"><text:tab/><text:tab/><text:tab/>→<text:span text:style-name="T30"> Entwicklungsteam sieht sich die Liste vom Product Owner an.</text:span></text:p>
      <text:p text:style-name="Standard"><text:tab/><text:tab/><text:tab/><text:tab/>→<text:span text:style-name="T30"> Team schätzt, wie viele Einträge es in diesem Sprint schaffen kann.</text:span></text:p>
      <text:p text:style-name="Standard"><text:tab/><text:tab/><text:tab/><text:tab/><text:tab/>→<text:span text:style-name="T31"> Überlegt, wie sie diese Anforderungen Umsetzten will.</text:span></text:p>
      <text:p text:style-name="Standard"><text:tab/><text:tab/><text:tab/><text:tab/>→<text:span text:style-name="T31"> Sprint Backlog</text:span></text:p>
      <text:p text:style-name="Standard"><text:tab/><text:tab/><text:tab/><text:tab/><text:tab/>→<text:span text:style-name="T31"> Plan des Entwicklungsteams, in dem die Anforderungen</text:span></text:p>
      <text:p text:style-name="Standard"><text:tab/><text:tab/><text:tab/><text:tab/><text:tab/><text:tab/><text:span text:style-name="T31">stehen, die im Sprint umgesetzt werden sollen und</text:span></text:p>
      <text:p text:style-name="Standard"><text:tab/><text:tab/><text:tab/><text:tab/><text:tab/><text:tab/><text:span text:style-name="T31">wie sie umgesetzt werden sollen.</text:span></text:p>
      <text:p text:style-name="Standard"><text:tab/><text:tab/>→<text:span text:style-name="T31"> Sprint Ziel festlegen.</text:span></text:p>
      <text:p text:style-name="Standard"><text:tab/><text:tab/><text:tab/>→<text:span text:style-name="T31"> Team gemeinsam mit dem Product Owner.</text:span></text:p>
      <text:p text:style-name="Standard"/>
      <text:p text:style-name="Standard"><text:tab/>→<text:span text:style-name="T32"> 2. Daily Scrum:</text:span></text:p>
      <text:p text:style-name="Standard"><text:tab/><text:tab/>→<text:span text:style-name="T32"> Team trifft sich jeden Tag zur Überprüfung des Fortschritts.</text:span></text:p>
      <text:p text:style-name="Standard"><text:tab/><text:tab/><text:tab/>→<text:span text:style-name="T32"> Jeden Tag, zur gleichen Zeit, am selben Ort.</text:span></text:p>
      <text:p text:style-name="Standard"><text:tab/><text:tab/><text:tab/>→<text:span text:style-name="T32"> Update bezüglich des Sprint Ziels.</text:span></text:p>
      <text:p text:style-name="Standard"><text:tab/><text:tab/><text:tab/><text:tab/>→<text:span text:style-name="T33"> Berichten:</text:span></text:p>
      <text:p text:style-name="Standard"><text:tab/><text:tab/><text:tab/><text:tab/><text:tab/>→<text:span text:style-name="T33"> Was habe ich gestern für Das Sprint Ziel getan?</text:span></text:p>
      <text:p text:style-name="Standard"><text:tab/><text:tab/><text:tab/><text:tab/><text:tab/>→<text:span text:style-name="T33"> Was werde ich heute für das Sprint Ziel tun?</text:span></text:p>
      <text:p text:style-name="Standard"><text:tab/><text:tab/><text:tab/><text:tab/><text:tab/>→<text:span text:style-name="T33"> Hindernisse mitteilen bzw. wo sehe ich das</text:span></text:p>
      <text:p text:style-name="Standard"><text:tab/><text:tab/><text:tab/><text:tab/><text:tab/><text:tab/><text:span text:style-name="T33">Sprint Ziel gefährdet?</text:span></text:p>
      <text:p text:style-name="Standard"/>
      <text:p text:style-name="Standard"><text:tab/>→<text:span text:style-name="T34"> 3. Produktinkrement:</text:span></text:p>
      <text:p text:style-name="Standard"><text:tab/><text:tab/>→<text:span text:style-name="T34"> </text:span><text:span text:style-name="T35">Teilprodukt von dem was Entwickelt wird.</text:span></text:p>
      <text:p text:style-name="Standard"><text:tab/><text:tab/>→<text:span text:style-name="T35"> Entwicklungsteam stellt es vor.</text:span></text:p>
      <text:p text:style-name="Standard"><text:tab/><text:tab/><text:tab/>→<text:span text:style-name="T35"> Sprint Review.</text:span></text:p>
      <text:p text:style-name="Standard"/>
      <text:p text:style-name="Standard"><text:tab/>→<text:span text:style-name="T36"> 3. Sprint Retrospektive .</text:span></text:p>
      <text:p text:style-name="Standard"><text:tab/><text:tab/>→<text:span text:style-name="T36"> </text:span><text:span text:style-name="T37">Änderung an Vorgehenswei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8T17:40:15.633039449</meta:creation-date>
    <meta:generator>LibreOffice/6.4.7.2$Linux_X86_64 LibreOffice_project/40$Build-2</meta:generator>
    <dc:date>2023-02-13T19:48:42.840600531</dc:date>
    <meta:editing-duration>P1DT16H21M39S</meta:editing-duration>
    <meta:editing-cycles>65</meta:editing-cycles>
    <meta:document-statistic meta:table-count="0" meta:image-count="0" meta:object-count="0" meta:page-count="3" meta:paragraph-count="124" meta:word-count="750" meta:character-count="5986" meta:non-whitespace-character-count="5119"/>
  </office:meta>
</office:document-meta>
</file>